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4: Delete a user profile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1357038330684791578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7951187815480426025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1915583073189791184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6:14</dc:date>
    <dc:creator>Arvind Srivastava</dc:creator>
    <meta:editing-duration>PT50M44S</meta:editing-duration>
    <meta:editing-cycles>11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8" meta:character-count="527"/>
  </office:meta>
</office:document-meta>
</file>